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723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Arco interno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rco Externo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Coordenada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De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70" calcext:value-type="float">
            <text:p>870</text:p>
          </table:table-cell>
          <table:table-cell table:style-name="ce2" table:formula="of:=[.$B$10]*[.B3]+[.$B$11]" office:value-type="float" office:value="1.82579573049537" calcext:value-type="float">
            <text:p>1.8258</text:p>
          </table:table-cell>
          <table:table-cell table:formula="of:=DEGREES([.C3])" office:value-type="float" office:value="104.61038961039" calcext:value-type="float">
            <text:p>104.61038961039</text:p>
          </table:table-cell>
          <table:table-cell office:value-type="float" office:value="795" calcext:value-type="float">
            <text:p>795</text:p>
          </table:table-cell>
          <table:table-cell table:formula="of:=[.$B$10]*[.E3]+[.$B$11]" office:value-type="float" office:value="1.44329662494466" calcext:value-type="float">
            <text:p>1.44329662494466</text:p>
          </table:table-cell>
          <table:table-cell table:formula="of:=DEGREES([.F3])" office:value-type="float" office:value="82.6948051948052" calcext:value-type="float">
            <text:p>82.6948051948052</text:p>
          </table:table-cell>
          <table:table-cell table:number-columns-repeated="2"/>
          <table:table-cell table:formula="of:=ROUND([.C3];4)" office:value-type="float" office:value="1.8258" calcext:value-type="float">
            <text:p>1.82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50" calcext:value-type="float">
            <text:p>250</text:p>
          </table:table-cell>
          <table:table-cell table:style-name="ce2" table:formula="of:=[.$B$10]*[.B4]+[.$B$11]" office:value-type="float" office:value="-1.33619687539046" calcext:value-type="float">
            <text:p>-1.3362</text:p>
          </table:table-cell>
          <table:table-cell table:formula="of:=DEGREES([.C4])" office:value-type="float" office:value="-76.5584415584415" calcext:value-type="float">
            <text:p>-76.5584415584415</text:p>
          </table:table-cell>
          <table:table-cell office:value-type="float" office:value="166" calcext:value-type="float">
            <text:p>166</text:p>
          </table:table-cell>
          <table:table-cell table:formula="of:=[.$B$10]*[.E4]+[.$B$11]" office:value-type="float" office:value="-1.76459587360725" calcext:value-type="float">
            <text:p>-1.76459587360725</text:p>
          </table:table-cell>
          <table:table-cell table:formula="of:=DEGREES([.F4])" office:value-type="float" office:value="-101.103896103896" calcext:value-type="float">
            <text:p>-101.103896103896</text:p>
          </table:table-cell>
          <table:table-cell table:number-columns-repeated="2"/>
          <table:table-cell table:formula="of:=ROUND([.C4];4)" office:value-type="float" office:value="-1.3362" calcext:value-type="float">
            <text:p>-1.3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70" calcext:value-type="float">
            <text:p>170</text:p>
          </table:table-cell>
          <table:table-cell table:style-name="ce2" table:formula="of:=[.$B$10]*[.B5]+[.$B$11]" office:value-type="float" office:value="-1.74419592131122" calcext:value-type="float">
            <text:p>-1.7442</text:p>
          </table:table-cell>
          <table:table-cell table:formula="of:=DEGREES([.C5])" office:value-type="float" office:value="-99.9350649350649" calcext:value-type="float">
            <text:p>-99.9350649350649</text:p>
          </table:table-cell>
          <table:table-cell office:value-type="float" office:value="450" calcext:value-type="float">
            <text:p>450</text:p>
          </table:table-cell>
          <table:table-cell table:formula="of:=[.$B$10]*[.E5]+[.$B$11]" office:value-type="float" office:value="-0.316199260588583" calcext:value-type="float">
            <text:p>-0.316199260588583</text:p>
          </table:table-cell>
          <table:table-cell table:formula="of:=DEGREES([.F5])" office:value-type="float" office:value="-18.1168831168831" calcext:value-type="float">
            <text:p>-18.1168831168831</text:p>
          </table:table-cell>
          <table:table-cell table:number-columns-repeated="2"/>
          <table:table-cell table:formula="of:=ROUND([.C5];4)" office:value-type="float" office:value="-1.7442" calcext:value-type="float">
            <text:p>-1.74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30" calcext:value-type="float">
            <text:p>830</text:p>
          </table:table-cell>
          <table:table-cell table:style-name="ce2" table:formula="of:=[.$B$10]*[.B6]+[.$B$11]" office:value-type="float" office:value="1.62179620753499" calcext:value-type="float">
            <text:p>1.6218</text:p>
          </table:table-cell>
          <table:table-cell table:formula="of:=DEGREES([.C6])" office:value-type="float" office:value="92.9220779220779" calcext:value-type="float">
            <text:p>92.9220779220779</text:p>
          </table:table-cell>
          <table:table-cell office:value-type="float" office:value="610" calcext:value-type="float">
            <text:p>610</text:p>
          </table:table-cell>
          <table:table-cell table:style-name="ce2" table:formula="of:=[.$B$10]*[.E6]+[.$B$11]" office:value-type="float" office:value="0.499798831252922" calcext:value-type="float">
            <text:p>0.4998</text:p>
          </table:table-cell>
          <table:table-cell table:formula="of:=DEGREES([.F6])" office:value-type="float" office:value="28.6363636363636" calcext:value-type="float">
            <text:p>28.6363636363636</text:p>
          </table:table-cell>
          <table:table-cell table:number-columns-repeated="2"/>
          <table:table-cell table:formula="of:=ROUND([.C6];4)" office:value-type="float" office:value="1.6218" calcext:value-type="float">
            <text:p>1.62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280" calcext:value-type="float">
            <text:p>280</text:p>
          </table:table-cell>
          <table:table-cell table:style-name="ce2" table:formula="of:=[.$B$10]*[.B7]+[.$B$11]" office:value-type="float" office:value="-1.18319723317018" calcext:value-type="float">
            <text:p>-1.1832</text:p>
          </table:table-cell>
          <table:table-cell table:formula="of:=DEGREES([.C7])" office:value-type="float" office:value="-67.7922077922078" calcext:value-type="float">
            <text:p>-67.7922077922078</text:p>
          </table:table-cell>
          <table:table-cell table:number-columns-repeated="5"/>
          <table:table-cell table:formula="of:=ROUND([.C7];4)" office:value-type="float" office:value="-1.1832" calcext:value-type="float">
            <text:p>-1.18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170" calcext:value-type="float">
            <text:p>170</text:p>
          </table:table-cell>
          <table:table-cell table:style-name="ce2" table:formula="of:=[.$B$10]*[.B8]+[.$B$11]" office:value-type="float" office:value="-1.74419592131122" calcext:value-type="float">
            <text:p>-1.7442</text:p>
          </table:table-cell>
          <table:table-cell table:formula="of:=DEGREES([.C8])" office:value-type="float" office:value="-99.9350649350649" calcext:value-type="float">
            <text:p>-99.9350649350649</text:p>
          </table:table-cell>
          <table:table-cell table:number-columns-repeated="5"/>
          <table:table-cell table:formula="of:=ROUND([.C8];4)" office:value-type="float" office:value="-1.7442" calcext:value-type="float">
            <text:p>-1.744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</text:p>
          </table:table-cell>
          <table:table-cell table:formula="of:=PI()/(2*(820-512))" office:value-type="float" office:value="0.0050999880740094" calcext:value-type="float">
            <text:p>0.005099988074009</text:p>
          </table:table-cell>
          <table:table-cell table:number-columns-repeated="3"/>
          <table:table-cell office:value-type="string" calcext:value-type="string">
            <text:p>[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table:formula="of:=-[.$B$10]*512" office:value-type="float" office:value="-2.61119389389281" calcext:value-type="float">
            <text:p>-2.61119389389281</text:p>
          </table:table-cell>
          <table:table-cell table:number-columns-repeated="2"/>
          <table:table-cell office:value-type="string" calcext:value-type="string">
            <text:p>Values</text:p>
          </table:table-cell>
          <table:table-cell table:formula="of:=COM.MICROSOFT.CONCAT([.F10];[.J3];[.G10];[.J4];[.G10];[.J5];[.G10];[.J6];[.G10];[.J8];[.H10])" office:value-type="string" office:string-value="[1.8258,-1.3362,-1.7442,1.6218,-1.7442]" calcext:value-type="string">
            <text:p>[1.8258,-1.3362,-1.7442,1.6218,-1.7442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 de arco minimo:</text:p>
          </table:table-cell>
          <table:table-cell/>
          <table:table-cell office:value-type="float" office:value="248.4908" calcext:value-type="float">
            <text:p>248.4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io de arco máximo</text:p>
          </table:table-cell>
          <table:table-cell/>
          <table:table-cell office:value-type="float" office:value="308.3746" calcext:value-type="float">
            <text:p>308.3746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niel Camilo Peña Pabón</meta:initial-creator>
    <meta:creation-date>2022-10-27T02:54:42Z</meta:creation-date>
    <dc:date>2022-10-28T11:24:33.555682032</dc:date>
    <meta:editing-duration>PT36M12S</meta:editing-duration>
    <meta:editing-cycles>2</meta:editing-cycles>
    <meta:document-statistic meta:table-count="1" meta:cell-count="64" meta:object-count="0"/>
  </office:meta>
</office:document-meta>
</file>